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589cm" fo:min-width="5.339cm" draw:shadow="hidden" loext:decorative="false"/>
    </style:style>
    <style:style style:name="gr2" style:family="graphic" style:parent-style-name="standard">
      <style:graphic-properties draw:fill-color="#bf0041" draw:textarea-horizontal-align="justify" draw:textarea-vertical-align="middle" draw:auto-grow-height="false" fo:min-height="5.589cm" fo:min-width="5.339cm" draw:shadow="hidden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f004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4.288cm" svg:height="8.255cm" draw:transform="rotate (1.58510802666125) translate (1.69466204464658cm 21.1203450587424cm)" svg:viewBox="0 0 14289 8256" svg:d="M4128 8256c-30 0-60 0-90-1h-227v-11c-614-47-1211-232-1747-541-628-362-1149-883-1511-1511s-553-1339-553-2064 191-1436 553-2064 883-1149 1511-1511 1339-553 2064-553 1436 191 2064 553 1149 883 1511 1511c309 535 493 1132 541 1746h6045v4445h-10071c-30 1-60 1-90 1z">
          <text:p/>
        </draw:path>
        <draw:path draw:style-name="gr2" draw:text-style-name="P2" draw:layer="layout" svg:width="14.288cm" svg:height="8.255cm" draw:transform="rotate (1.58510802666125) translate (11.8546620446466cm 25.8233450587424cm)" svg:viewBox="0 0 14289 8256" svg:d="M4128 8256c-30 0-60 0-90-1h-227v-11c-614-47-1211-232-1747-541-628-362-1149-883-1511-1511s-553-1339-553-2064 191-1436 553-2064 883-1149 1511-1511 1339-553 2064-553 1436 191 2064 553 1149 883 1511 1511c309 535 493 1132 541 1746h6045v4445h-10071c-30 1-60 1-90 1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4:57:42.091172738</meta:creation-date>
    <meta:print-date>2024-03-31T15:10:07.494015709</meta:print-date>
    <meta:printed-by>PDF files</meta:printed-by>
    <dc:date>2024-04-01T09:48:11.631045199</dc:date>
    <meta:editing-duration>PT18H28M1S</meta:editing-duration>
    <meta:editing-cycles>1</meta:editing-cycles>
    <meta:document-statistic meta:object-count="2"/>
    <meta:generator>LibreOffice/24.2.1.2$MacOSX_X86_64 LibreOffice_project/db4def46b0453cc22e2d0305797cf981b68ef5ac</meta:generator>
  </office:meta>
</office:document-meta>
</file>